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ader.html<text:s/></text:p>
      <text:p text:style-name="Normal">&lt;!DOCTYPE html&gt;</text:p>
      <text:p text:style-name="Normal">&lt;html lang="es"&gt;</text:p>
      <text:p text:style-name="Normal">&lt;head&gt;</text:p>
      <text:p text:style-name="Normal">    &lt;meta charset="UTF-8"&gt;</text:p>
      <text:p text:style-name="Normal">    &lt;title&gt;Encabezado&lt;/title&gt;</text:p>
      <text:p text:style-name="Normal">    &lt;style&gt;</text:p>
      <text:p text:style-name="Normal">        body {</text:p>
      <text:p text:style-name="Normal">            margin: 0;</text:p>
      <text:p text:style-name="Normal">            font-family: Arial, sans-serif;</text:p>
      <text:p text:style-name="Normal">            background: linear-gradient(to right, #4f8bd6, #165fad);</text:p>
      <text:p text:style-name="Normal">            color: #fff;</text:p>
      <text:p text:style-name="Normal">            display: flex;</text:p>
      <text:p text:style-name="Normal">            align-items: center;</text:p>
      <text:p text:style-name="Normal">            justify-content: center;</text:p>
      <text:p text:style-name="Normal">            flex-direction: column;</text:p>
      <text:p text:style-name="Normal">        }</text:p>
      <text:p text:style-name="Normal">        h1 {</text:p>
      <text:p text:style-name="Normal">            margin: 10px 0 5px;</text:p>
      <text:p text:style-name="Normal">        }</text:p>
      <text:p text:style-name="Normal">        p {</text:p>
      <text:p text:style-name="Normal">            margin: 0;</text:p>
      <text:p text:style-name="Normal">            font-size: 14px;</text:p>
      <text:p text:style-name="Normal">        }</text:p>
      <text:p text:style-name="Normal">        img {</text:p>
      <text:p text:style-name="Normal">            margin-top: 10px;</text:p>
      <text:p text:style-name="Normal">            width: 80px;</text:p>
      <text:p text:style-name="Normal">            height: 80px;</text:p>
      <text:soft-page-break/>
      <text:p text:style-name="Normal">            border-radius: 50%;</text:p>
      <text:p text:style-name="Normal">            border: 2px solid #fff;</text:p>
      <text:p text:style-name="Normal">        }</text:p>
      <text:p text:style-name="Normal">    &lt;/style&gt;</text:p>
      <text:p text:style-name="Normal">&lt;/head&gt;</text:p>
      <text:p text:style-name="Normal">&lt;body&gt;</text:p>
      <text:p text:style-name="Normal">    &lt;img src="https://via.placeholder.com/80" alt="Logo del Sitio"&gt;</text:p>
      <text:p text:style-name="Normal">    &lt;h1&gt;Mi Sitio Web&lt;/h1&gt;</text:p>
      <text:p text:style-name="Normal">    &lt;p&gt;Un lugar para aprender y descubrir&lt;/p&gt;</text:p>
      <text:p text:style-name="Normal">&lt;/body&gt;</text:p>
      <text:p text:style-name="Normal">&lt;/html&gt;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5:00:00Z</meta:creation-date>
    <dc:date>2025-03-11T15:01:00Z</dc:date>
    <meta:template xlink:href="Normal" xlink:type="simple"/>
    <meta:editing-cycles>1</meta:editing-cycles>
    <meta:editing-duration>PT60S</meta:editing-duration>
    <meta:document-statistic meta:page-count="2" meta:paragraph-count="1" meta:word-count="142" meta:character-count="928" meta:row-count="6" meta:non-whitespace-character-count="787"/>
  </office:meta>
</office:document-meta>
</file>